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background-color="#ff9900"/>
    </style:style>
    <style:style style:name="P3" style:family="paragraph" style:parent-style-name="Standard">
      <style:text-properties fo:background-color="#ff99ff"/>
    </style:style>
    <style:style style:name="P4" style:family="paragraph" style:parent-style-name="Standard">
      <style:text-properties fo:background-color="#ffcc99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Standard">
      <style:text-properties fo:background-color="#ffcc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en a new member joins:</text:p>
      <text:p text:style-name="Standard">login to admin</text:p>
      <text:p text:style-name="Standard">go to Users</text:p>
      <text:p text:style-name="Standard">click add User (top right)</text:p>
      <text:p text:style-name="Standard">Username = the member's TO name. (Fox, Trout, etc)</text:p>
      <text:p text:style-name="Standard">give <text:s/>a temp password, tell them about it</text:p>
      <text:p text:style-name="Standard">contact email – this will be used by the system to send notices to the user</text:p>
      <text:p text:style-name="Standard">double click Members in the Groups section to 'choose it' / send it to the right side</text:p>
      <text:p text:style-name="Standard"/>
      <text:p text:style-name="Standard">Person</text:p>
      <text:p text:style-name="Standard">(if the Person doesn't exist in the system already)</text:p>
      <text:p text:style-name="Standard">Name = same as Username</text:p>
      <text:p text:style-name="Standard">contact email – this will be used by the system to send notices to the user</text:p>
      <text:p text:style-name="Standard">parent = ignore this</text:p>
      <text:p text:style-name="Standard">preference = defaults to 'anyone can stay' as their guest status, user can manually change later</text:p>
      <text:p text:style-name="Standard"/>
      <text:p text:style-name="Standard">(if they do exist already)</text:p>
      <text:p text:style-name="Standard">go to Persons</text:p>
      <text:p text:style-name="Standard">click their name</text:p>
      <text:p text:style-name="Standard">select the matching User you just created from the dropdown</text:p>
      <text:p text:style-name="Standard">Save</text:p>
      <text:p text:style-name="Standard">=//=//==/=/=/=/=/=/=/===//=/=//==//==/</text:p>
      <text:p text:style-name="Standard"/>
      <text:p text:style-name="Standard">^^^^^^^</text:p>
      <text:p text:style-name="P2">CRUD User's and Persons (this seems like something the admin page does just fine)</text:p>
      <text:p text:style-name="P6">Create a user account with person object attached</text:p>
      <text:p text:style-name="P6">create non-user persons and attach to others as children</text:p>
      <text:p text:style-name="P6">turn children persons into Users (for teens maybe)</text:p>
      <text:p text:style-name="P6">delete a person</text:p>
      <text:p text:style-name="P6">delete a user / person</text:p>
      <text:p text:style-name="Standard"/>
      <text:p text:style-name="P5">Put available until date in My_Guests</text:p>
      <text:p text:style-name="P5"/>
      <text:p text:style-name="P5">rename modals beccaue they work in myroom and roomsmaster</text:p>
      <text:p text:style-name="P5">pare down modals in my_guest as well</text:p>
      <text:p text:style-name="P5"/>
      <text:p text:style-name="P5">rename delete within occ views</text:p>
      <text:p text:style-name="P5"/>
      <text:p text:style-name="P4">take building / floors / rooms offline and bring them back</text:p>
      <text:p text:style-name="P4"><text:tab/>bool attached to rooms, methods for taking larger sections out</text:p>
      <text:p text:style-name="P4"><text:tab/>change is_available functio</text:p>
      <text:p text:style-name="Standard"/>
      <text:p text:style-name="P3">Move members to different rooms, copying their calendars over</text:p>
      <text:p text:style-name="Standard"/>
      <text:p text:style-name="Standard">Ownerless Room's preference menu would be better as locked in to Anyone can Stay here</text:p>
      <text:p text:style-name="Standard"/>
      <text:p text:style-name="Standard">'add 'No availabilities' on my Room / room ma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7-02T14:56:48.85</meta:creation-date>
    <dc:date>2024-07-08T08:29:21.97</dc:date>
    <dc:creator>Trevor Pierson</dc:creator>
    <meta:editing-duration>P4DT41M8S</meta:editing-duration>
    <meta:editing-cycles>46</meta:editing-cycles>
    <meta:generator>OpenOffice/4.1.13$Win32 OpenOffice.org_project/4113m1$Build-9810</meta:generator>
    <meta:document-statistic meta:table-count="0" meta:image-count="0" meta:object-count="0" meta:page-count="1" meta:paragraph-count="37" meta:word-count="272" meta:character-count="1537"/>
  </office:meta>
</office:document-meta>
</file>